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 style:text-underline-style="solid" style:text-underline-width="auto" style:text-underline-color="font-color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36687" text:style-name="L1">
        <text:list-item>
          <text:p text:style-name="P3">Main</text:p>
          <text:list>
            <text:list-item>
              <text:p text:style-name="P4">Symbols and Punctuation</text:p>
              <text:list>
                <text:list-item>
                  <text:p text:style-name="P4">Currency Signs</text:p>
                </text:list-item>
                <text:list-item>
                  <text:p text:style-name="P4">General Punctuation</text:p>
                </text:list-item>
                <text:list-item>
                  <text:p text:style-name="P4">Mathematical Symbols</text:p>
                </text:list-item>
                <text:list-item>
                  <text:p text:style-name="P4">Geometric Shapes</text:p>
                </text:list-item>
                <text:list-item>
                  <text:p text:style-name="P4">Letterlike Symbols</text:p>
                </text:list-item>
                <text:list-item>
                  <text:p text:style-name="P4">Modifier and Combining Characters</text:p>
                </text:list-item>
                <text:list-item>
                  <text:p text:style-name="P4">Numbers</text:p>
                </text:list-item>
                <text:list-item>
                  <text:p text:style-name="P4">Pictures and Miscellaneous Symbols</text:p>
                </text:list-item>
                <text:list-item>
                  <text:p text:style-name="P4">Spaces and Format Characters:</text:p>
                  <text:list>
                    <text:list-item>
                      <text:p text:style-name="P4">NOTE: Includes “Format Characters” and “Spaces”!</text:p>
                    </text:list-item>
                  </text:list>
                </text:list-item>
                <text:list-item>
                  <text:p text:style-name="P4">Technical Symbols</text:p>
                </text:list-item>
              </text:list>
            </text:list-item>
            <text:list-item>
              <text:p text:style-name="P4">Languages</text:p>
              <text:list>
                <text:list-item>
                  <text:p text:style-name="P4">Japanese</text:p>
                  <text:list>
                    <text:list-item>
                      <text:p text:style-name="P4">Hiragana</text:p>
                    </text:list-item>
                    <text:list-item>
                      <text:p text:style-name="P4">Katakana</text:p>
                    </text:list-item>
                    <text:list-item>
                      <text:p text:style-name="P4">Symbols and Punctuation</text:p>
                    </text:list-item>
                    <text:list-item>
                      <text:p text:style-name="P4">Kanji Handwriting</text:p>
                    </text:list-item>
                    <text:list-item>
                      <text:p text:style-name="P4">By Radicals</text:p>
                    </text:list-item>
                    <text:list-item>
                      <text:p text:style-name="P4">Grades/Frequencies</text:p>
                      <text:list>
                        <text:list-item>
                          <text:p text:style-name="P4">Japanese school grade (Japanese Grade)</text:p>
                        </text:list-item>
                        <text:list-item>
                          <text:p text:style-name="P4">Kanji by frequency of use</text:p>
                        </text:list-item>
                      </text:list>
                    </text:list-item>
                    <text:list-item>
                      <text:p text:style-name="P4">Indices</text:p>
                      <text:list>
                        <text:list-item>
                          <text:p text:style-name="P4">TODO!</text:p>
                        </text:list-item>
                      </text:list>
                    </text:list-item>
                    <text:list-item>
                      <text:p text:style-name="P4">Search Japanese Kanji by Pronunciations</text:p>
                    </text:list-item>
                    <text:list-item>
                      <text:p text:style-name="P4">Search Japanese Kanji by English Meanings</text:p>
                    </text:list-item>
                  </text:list>
                </text:list-item>
                <text:list-item>
                  <text:p text:style-name="P4">Korean</text:p>
                  <text:list>
                    <text:list-item>
                      <text:p text:style-name="P4">Hangul</text:p>
                      <text:list>
                        <text:list-item>
                          <text:p text:style-name="P4">Hangul Jamo</text:p>
                          <text:list>
                            <text:list-item>
                              <text:p text:style-name="P1"><text:span text:style-name="T2">NOTE:</text:span><text:span text:style-name="T1"> Includes “Jamo Extended” A+B blocks/”Hangul Compatibility Jamo”!</text:span></text:p>
                            </text:list-item>
                          </text:list>
                        </text:list-item>
                        <text:list-item>
                          <text:p text:style-name="P4">Parenthesized Hangul Words and Letters</text:p>
                          <text:list>
                            <text:list-item>
                              <text:p text:style-name="P1"><text:span text:style-name="T2">NOTE: </text:span><text:span text:style-name="T1">“Enclosed CJK Letters and Months”</text:span></text:p>
                            </text:list-item>
                          </text:list>
                        </text:list-item>
                        <text:list-item>
                          <text:p text:style-name="P4">Halfwidth Jamo</text:p>
                          <text:list>
                            <text:list-item>
                              <text:p text:style-name="P4"><text:span text:style-name="T3">NOTE: </text:span>In “Halfwidth and Fullwidth Forms” → “Halfwidth Hangul variants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Symbols and Punctuation</text:p>
                      <text:list>
                        <text:list-item>
                          <text:p text:style-name="P4"><text:span text:style-name="T3">NOTE:</text:span> Shows “CJK Symbols and Punctuation” in “Ideographic Description Characters”</text:p>
                        </text:list-item>
                      </text:list>
                    </text:list-item>
                    <text:list-item>
                      <text:p text:style-name="P4">Hanja Handwriting</text:p>
                    </text:list-item>
                    <text:list-item>
                      <text:p text:style-name="P4">By Radicals</text:p>
                    </text:list-item>
                    <text:list-item>
                      <text:p text:style-name="P4">Search Korean Hanja by Pronunciations</text:p>
                    </text:list-item>
                    <text:list-item>
                      <text:p text:style-name="P4">Search Korean Hanja by English Meanings</text:p>
                    </text:list-item>
                  </text:list>
                </text:list-item>
                <text:list-item>
                  <text:p text:style-name="P4">Chinese (All Information)</text:p>
                  <text:list>
                    <text:list-item>
                      <text:p text:style-name="P4"/>
                    </text:list-item>
                    <text:list-item>
                      <text:p text:style-name="P4">Grades/Frequencies</text:p>
                      <text:list>
                        <text:list-item>
                          <text:p text:style-name="P4">pass</text:p>
                        </text:list-item>
                      </text:list>
                    </text:list-item>
                  </text:list>
                </text:list-item>
                <text:list-item>
                  <text:p text:style-name="P4">Cantonese</text:p>
                </text:list-item>
                <text:list-item>
                  <text:p text:style-name="P4"><text:soft-page-break/>Mandarin (Simplified)</text:p>
                </text:list-item>
                <text:list-item>
                  <text:p text:style-name="P4">Mandarin (Traditional)</text:p>
                </text:list-item>
                <text:list-item>
                  <text:p text:style-name="P4">Tang Dynasty Chinese</text:p>
                </text:list-item>
                <text:list-item>
                  <text:p text:style-name="P4">Vietnamese</text:p>
                </text:list-item>
              </text:list>
            </text:list-item>
            <text:list-item>
              <text:p text:style-name="P4">IPA Alphabet</text:p>
            </text:list-item>
            <text:list-item>
              <text:p text:style-name="P4">Unicode Scripts</text:p>
            </text:list-item>
            <text:list-item>
              <text:p text:style-name="P4">Unicode Blocks</text:p>
            </text:list-item>
            <text:list-item>
              <text:p text:style-name="P4">Conscript Blocks</text:p>
            </text:list-item>
            <text:list-item>
              <text:p text:style-name="P4">Encodings</text:p>
            </text:list-item>
          </text:list>
        </text:list-item>
        <text:list-item>
          <text:p text:style-name="P3">Other Properties</text:p>
          <text:list>
            <text:list-item>
              <text:p text:style-name="P4">General Categories</text:p>
            </text:list-item>
            <text:list-item>
              <text:p text:style-name="P4">Core Properties</text:p>
            </text:list-item>
            <text:list-item>
              <text:p text:style-name="P4">Property List</text:p>
            </text:list-item>
            <text:list-item>
              <text:p text:style-name="P4">Arabic Shaping and Bidi</text:p>
              <text:list>
                <text:list-item>
                  <text:p text:style-name="P4">Arabic Shaping Group</text:p>
                </text:list-item>
                <text:list-item>
                  <text:p text:style-name="P4">Arabic Shaping Type</text:p>
                </text:list-item>
                <text:list-item>
                  <text:p text:style-name="P4">Bidirectional Category</text:p>
                </text:list-item>
                <text:list-item>
                  <text:p text:style-name="P4">Joining Type</text:p>
                </text:list-item>
              </text:list>
            </text:list-item>
            <text:list-item>
              <text:p text:style-name="P4">Combining Classes</text:p>
              <text:list>
                <text:list-item>
                  <text:p text:style-name="P4">Canonical Combining Classes</text:p>
                </text:list-item>
                <text:list-item>
                  <text:p text:style-name="P4">Case Folding Status</text:p>
                </text:list-item>
              </text:list>
            </text:list-item>
            <text:list-item>
              <text:p text:style-name="P4">Decimal Digit Value</text:p>
              <text:list>
                <text:list-item>
                  <text:p text:style-name="P4">Digit Value</text:p>
                </text:list-item>
                <text:list-item>
                  <text:p text:style-name="P4">Numeric Value</text:p>
                </text:list-item>
                <text:list-item>
                  <text:p text:style-name="P4">Primary Numeric</text:p>
                </text:list-item>
              </text:list>
            </text:list-item>
            <text:list-item>
              <text:p text:style-name="P4">Breaking Properties</text:p>
              <text:list>
                <text:list-item>
                  <text:p text:style-name="P4">Grapheme Break</text:p>
                </text:list-item>
                <text:list-item>
                  <text:p text:style-name="P4">Line Break</text:p>
                </text:list-item>
                <text:list-item>
                  <text:p text:style-name="P4">Sentence Break</text:p>
                </text:list-item>
                <text:list-item>
                  <text:p text:style-name="P4">Word Break</text:p>
                </text:list-item>
              </text:list>
            </text:list-item>
            <text:list-item>
              <text:p text:style-name="P4">Miscellaneous</text:p>
              <text:list>
                <text:list-item>
                  <text:p text:style-name="P4">Age (Unicode Age)</text:p>
                </text:list-item>
                <text:list-item>
                  <text:p text:style-name="P4">East Asian Width</text:p>
                </text:list-item>
              </text:list>
            </text:list-item>
            <text:list-item>
              <text:p text:style-name="P4">Japanese/Chinese Frequencies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16:41:10.47</meta:creation-date>
    <dc:date>2011-07-06T17:58:10.90</dc:date>
    <meta:editing-duration>PT1H16M27S</meta:editing-duration>
    <meta:editing-cycles>71</meta:editing-cycles>
    <meta:generator>OpenOffice.org/3.3$Win32 OpenOffice.org_project/330m20$Build-9567</meta:generator>
    <meta:document-statistic meta:table-count="0" meta:image-count="0" meta:object-count="0" meta:page-count="2" meta:paragraph-count="79" meta:word-count="301" meta:character-count="1695"/>
  </office:meta>
</office:document-meta>
</file>